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28B000000FEBAF1ECE0.svm" manifest:media-type=""/>
  <manifest:file-entry manifest:full-path="Pictures/200000010000032C00000131155C04CD.svm" manifest:media-type=""/>
  <manifest:file-entry manifest:full-path="Pictures/20000001000003E6000000FE99AE9E98.svm" manifest:media-type=""/>
  <manifest:file-entry manifest:full-path="Pictures/20000001000001F7000000D89EF8F9DD.svm" manifest:media-type=""/>
  <manifest:file-entry manifest:full-path="Pictures/20000001000003AF000000E534D20A41.svm" manifest:media-type=""/>
  <manifest:file-entry manifest:full-path="Pictures/20000001000000ED000000EDF78F3513.svm" manifest:media-type=""/>
  <manifest:file-entry manifest:full-path="Pictures/200000010000027F00000131BE7727A6.svm" manifest:media-type=""/>
  <manifest:file-entry manifest:full-path="Pictures/10000000000000200000002000309F1C.png" manifest:media-type="image/png"/>
  <manifest:file-entry manifest:full-path="Pictures/20000001000003D9000000FE25B8A659.svm" manifest:media-type=""/>
  <manifest:file-entry manifest:full-path="Pictures/20000002000002C9000000C6DD93ABAF.eps" manifest:media-type=""/>
  <manifest:file-entry manifest:full-path="Pictures/20000001000005A5000000FE3072AAF0.svm" manifest:media-type=""/>
  <manifest:file-entry manifest:full-path="Pictures/2000000100000334000000FE6ADA52B6.svm" manifest:media-type=""/>
  <manifest:file-entry manifest:full-path="Pictures/20000001000000DD00000012A856DA5C.svm" manifest:media-type=""/>
  <manifest:file-entry manifest:full-path="Pictures/20000001000000FA000000D8AB97C17A.svm" manifest:media-type=""/>
  <manifest:file-entry manifest:full-path="Pictures/2000000100000153000000D433F21394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\SI{40}{\micro \fara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\SI{5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SI{8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SI{2464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\SI{20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SI{4}{\micro \fara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g_m v_{b'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b'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\SI{26.666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9.145cm" svg:height="2.539cm" svg:x="1.755cm" svg:y="0.581cm">
          <draw:image xlink:href="Pictures/20000002000002C9000000C6DD93ABAF.eps" xlink:type="simple" xlink:show="embed" xlink:actuate="onLoad">
            <text:p/>
          </draw:image>
        </draw:frame>
        <draw:frame draw:style-name="gr2" draw:text-style-name="P1" draw:layer="layout" svg:width="0.406cm" svg:height="0.253cm" svg:x="10.952cm" svg:y="0.792cm">
          <draw:image xlink:href="Pictures/2000000100000153000000D433F21394.svm" xlink:type="simple" xlink:show="embed" xlink:actuate="onLoad">
            <text:p/>
          </draw:image>
        </draw:frame>
        <draw:frame draw:style-name="gr3" draw:text-style-name="P1" draw:layer="layout" svg:width="0.973cm" svg:height="0.365cm" svg:x="3.481cm" svg:y="1.195cm">
          <draw:image xlink:href="Pictures/200000010000032C00000131155C04CD.svm" xlink:type="simple" xlink:show="embed" xlink:actuate="onLoad">
            <text:p/>
          </draw:image>
        </draw:frame>
        <draw:frame draw:style-name="gr4" draw:text-style-name="P1" draw:layer="layout" svg:width="0.299cm" svg:height="0.258cm" svg:x="1.452cm" svg:y="2.226cm">
          <draw:image xlink:href="Pictures/20000001000000FA000000D8AB97C17A.svm" xlink:type="simple" xlink:show="embed" xlink:actuate="onLoad">
            <text:p/>
          </draw:image>
        </draw:frame>
        <draw:frame draw:style-name="gr5" draw:text-style-name="P1" draw:layer="layout" svg:width="0.983cm" svg:height="0.304cm" svg:x="2.1cm" svg:y="0.4cm">
          <draw:image xlink:href="Pictures/2000000100000334000000FE6ADA52B6.svm" xlink:type="simple" xlink:show="embed" xlink:actuate="onLoad">
            <text:p/>
          </draw:image>
        </draw:frame>
        <draw:frame draw:style-name="gr6" draw:text-style-name="P1" draw:layer="layout" svg:width="0.78cm" svg:height="0.304cm" svg:x="10.784cm" svg:y="1.391cm">
          <draw:image xlink:href="Pictures/200000010000028B000000FEBAF1ECE0.svm" xlink:type="simple" xlink:show="embed" xlink:actuate="onLoad">
            <text:p/>
          </draw:image>
        </draw:frame>
        <draw:frame draw:style-name="gr7" draw:text-style-name="P1" draw:layer="layout" svg:width="1.181cm" svg:height="0.304cm" svg:x="5.135cm" svg:y="1.27cm">
          <draw:image xlink:href="Pictures/20000001000003D9000000FE25B8A659.svm" xlink:type="simple" xlink:show="embed" xlink:actuate="onLoad">
            <text:p/>
          </draw:image>
        </draw:frame>
        <draw:frame draw:style-name="gr8" draw:text-style-name="P1" draw:layer="layout" svg:width="1.196cm" svg:height="0.304cm" svg:x="5.126cm" svg:y="2.21cm">
          <draw:image xlink:href="Pictures/20000001000003E6000000FE99AE9E98.svm" xlink:type="simple" xlink:show="embed" xlink:actuate="onLoad">
            <text:p/>
          </draw:image>
        </draw:frame>
        <draw:frame draw:style-name="gr9" draw:text-style-name="P1" draw:layer="layout" svg:width="0.766cm" svg:height="0.365cm" svg:x="7.436cm" svg:y="2.18cm">
          <draw:image xlink:href="Pictures/200000010000027F00000131BE7727A6.svm" xlink:type="simple" xlink:show="embed" xlink:actuate="onLoad">
            <text:p/>
          </draw:image>
        </draw:frame>
        <draw:frame draw:style-name="gr10" draw:text-style-name="P1" draw:layer="layout" svg:width="1.13cm" svg:height="0.274cm" svg:x="8.357cm" svg:y="1.414cm">
          <draw:image xlink:href="Pictures/20000001000003AF000000E534D20A41.svm" xlink:type="simple" xlink:show="embed" xlink:actuate="onLoad">
            <text:p/>
          </draw:image>
        </draw:frame>
        <draw:frame draw:style-name="gr11" draw:text-style-name="P1" draw:layer="layout" svg:width="0.602cm" svg:height="0.258cm" svg:x="6.7cm" svg:y="1.269cm">
          <draw:image xlink:href="Pictures/20000001000001F7000000D89EF8F9DD.svm" xlink:type="simple" xlink:show="embed" xlink:actuate="onLoad">
            <text:p/>
          </draw:image>
        </draw:frame>
        <draw:frame draw:style-name="gr12" draw:text-style-name="P1" draw:layer="layout" svg:width="0.283cm" svg:height="0.283cm" svg:x="6.86cm" svg:y="0.878cm">
          <draw:image xlink:href="Pictures/20000001000000ED000000EDF78F3513.svm" xlink:type="simple" xlink:show="embed" xlink:actuate="onLoad">
            <text:p/>
          </draw:image>
        </draw:frame>
        <draw:frame draw:style-name="gr13" draw:text-style-name="P1" draw:layer="layout" svg:width="0.264cm" svg:height="0.02cm" svg:x="6.869cm" svg:y="1.726cm">
          <draw:image xlink:href="Pictures/20000001000000DD00000012A856DA5C.svm" xlink:type="simple" xlink:show="embed" xlink:actuate="onLoad">
            <text:p/>
          </draw:image>
        </draw:frame>
        <draw:frame draw:style-name="gr14" draw:text-style-name="P1" draw:layer="layout" svg:width="1.733cm" svg:height="0.304cm" svg:x="2.888cm" svg:y="2.21cm">
          <draw:image xlink:href="Pictures/20000001000005A5000000FE3072AAF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3.5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02T15:07:57</meta:creation-date>
    <meta:editing-duration>PT2H44M11S</meta:editing-duration>
    <meta:editing-cycles>18</meta:editing-cycles>
    <meta:generator>LibreOffice/3.3$Linux LibreOffice_project/330m19$Build-401</meta:generator>
    <dc:title>kkkFigures</dc:title>
    <meta:initial-creator>kkk </meta:initial-creator>
    <dc:date>2014-08-21T13:50:06</dc:date>
    <dc:creator>kkk </dc:creator>
    <meta:document-statistic meta:object-count="14"/>
    <meta:template xlink:type="simple" xlink:actuate="onRequest" xlink:title="kkkFigures" xlink:href="../../../../.libreoffice/3/user/template/kkkFigures.otg" meta:date="2014-07-02T15:07:56"/>
  </office:meta>
</office:document-meta>
</file>